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style:text-underline-style="solid" style:text-underline-width="bold" style:text-underline-color="font-color" fo:font-weight="bold" officeooo:rsid="0006f166" officeooo:paragraph-rsid="0006f166" style:font-weight-asian="bold" style:font-weight-complex="bold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text-properties style:font-name="Times New Roman" style:text-underline-style="none" fo:font-weight="normal" officeooo:rsid="0006f166" officeooo:paragraph-rsid="0006f166" style:font-weight-asian="normal" style:font-weight-complex="normal"/>
    </style:style>
    <style:style style:name="P4" style:family="paragraph" style:parent-style-name="Standard">
      <style:text-properties style:font-name="Times New Roman" officeooo:paragraph-rsid="0015e5e1"/>
    </style:style>
    <style:style style:name="P5" style:family="paragraph" style:parent-style-name="Standard">
      <style:text-properties style:font-name="Times New Roman" officeooo:paragraph-rsid="0017911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:</text:p>
      <text:p text:style-name="P2"/>
      <text:p text:style-name="P5">import java . awt .*;</text:p>
      <text:p text:style-name="P5">import java . awt . event .*;</text:p>
      <text:p text:style-name="P5">import javax . swing .*;</text:p>
      <text:p text:style-name="P5">public class traffic {</text:p>
      <text:p text:style-name="P5"><text:s text:c="4"/>traffic (){</text:p>
      <text:p text:style-name="P5"><text:s text:c="8"/>JFrame T = new JFrame ( "Traffic light" );</text:p>
      <text:p text:style-name="P5"><text:s text:c="8"/>JPanel p1 = new JPanel ();</text:p>
      <text:p text:style-name="P5"><text:s text:c="8"/>JPanel p2 = new JPanel ();</text:p>
      <text:p text:style-name="P5"><text:s text:c="8"/>JPanel p3 = new JPanel ();</text:p>
      <text:p text:style-name="P5"><text:s text:c="8"/>JPanel p4 = new JPanel ();</text:p>
      <text:p text:style-name="P5"><text:s text:c="8"/>JPanel p5 = new JPanel ();</text:p>
      <text:p text:style-name="P5"><text:s text:c="8"/>JPanel p6 = new JPanel ();</text:p>
      <text:p text:style-name="P5"><text:s text:c="8"/>JPanel p7 = new JPanel ();</text:p>
      <text:p text:style-name="P5"><text:s text:c="8"/>final JRadioButton b []= new JRadioButton [ 3 ];</text:p>
      <text:p text:style-name="P5"><text:s text:c="8"/>ButtonGroup bg = new ButtonGroup ();</text:p>
      <text:p text:style-name="P5"><text:s text:c="8"/>b [ 0 ]= new JRadioButton ( "Start" );</text:p>
      <text:p text:style-name="P5"><text:s text:c="8"/>b [ 0 ]. setBackground ( Color . WHITE );</text:p>
      <text:p text:style-name="P5"><text:s text:c="8"/>b [ 1 ]= new JRadioButton ( "WAIT" );</text:p>
      <text:p text:style-name="P5"><text:s text:c="8"/>b [ 1 ]. setBackground ( Color . WHITE );</text:p>
      <text:p text:style-name="P5"><text:s text:c="8"/>b [ 2 ]= new JRadioButton ( "STOP" );</text:p>
      <text:p text:style-name="P5"><text:s text:c="8"/>b [ 2 ]. setBackground ( Color . WHITE );</text:p>
      <text:p text:style-name="P5"><text:s text:c="8"/>bg . add ( b [ 0 ]);</text:p>
      <text:p text:style-name="P5"><text:s text:c="8"/>bg . add ( b [ 1 ]);</text:p>
      <text:p text:style-name="P5"><text:s text:c="8"/>bg . add ( b [ 2 ]);</text:p>
      <text:p text:style-name="P5"><text:s text:c="8"/>p1 . setBackground ( Color . BLACK );</text:p>
      <text:p text:style-name="P5"><text:s text:c="8"/>p2 . setBackground ( Color . BLACK );</text:p>
      <text:p text:style-name="P5"><text:s text:c="8"/>p3 . setBackground ( Color . BLACK );</text:p>
      <text:p text:style-name="P5"><text:s text:c="8"/>p4 . setBackground ( Color . BLACK );</text:p>
      <text:p text:style-name="P5"><text:s text:c="8"/>p5 . setBackground ( Color . BLACK );</text:p>
      <text:p text:style-name="P5"><text:s text:c="8"/>p6 . setBackground ( Color . BLACK );</text:p>
      <text:p text:style-name="P5"><text:s text:c="8"/>p7 . setBackground ( Color . BLACK );</text:p>
      <text:p text:style-name="P5"><text:s text:c="8"/>p2 . add ( p4 );</text:p>
      <text:p text:style-name="P5"><text:s text:c="8"/>p2 . add ( b [ 0 ]);</text:p>
      <text:p text:style-name="P5"><text:s text:c="8"/>p2 . add ( p5 );</text:p>
      <text:p text:style-name="P5"><text:s text:c="8"/>p2 . add ( b [ 1 ]);</text:p>
      <text:p text:style-name="P5"><text:s text:c="8"/>p2 . add ( p6 );</text:p>
      <text:p text:style-name="P5"><text:s text:c="8"/>p2 . add ( b [ 2 ]);</text:p>
      <text:p text:style-name="P5"><text:s text:c="8"/>p2 . add ( p7 );</text:p>
      <text:p text:style-name="P5"><text:s text:c="8"/>p2 . setLayout ( new GridLayout ( 1 , 7 ));</text:p>
      <text:p text:style-name="P5"><text:s text:c="8"/>T . add ( p1 );</text:p>
      <text:p text:style-name="P5"><text:s text:c="8"/>T . add ( p2 );</text:p>
      <text:p text:style-name="P5"><text:s text:c="8"/>T . add ( p3 );</text:p>
      <text:p text:style-name="P5"><text:s text:c="8"/>T . setSize ( 450 , 300 );</text:p>
      <text:p text:style-name="P5"><text:s text:c="8"/>T . setLayout ( new GridLayout ( 3 , 1 ));</text:p>
      <text:p text:style-name="P5"><text:s text:c="8"/>T . setVisible ( true );</text:p>
      <text:p text:style-name="P5"><text:s text:c="8"/>T . setDefaultCloseOperation ( JFrame . EXIT_ON_CLOSE );</text:p>
      <text:p text:style-name="P5"><text:s text:c="8"/>b [ 0 ]. addActionListener ( new ActionListener (){</text:p>
      <text:p text:style-name="P5"><text:s text:c="8"/>public void actionPerformed ( ActionEvent e ){</text:p>
      <text:p text:style-name="P5"><text:s text:c="8"/>b [ 0 ]. setBackground ( Color . GREEN );</text:p>
      <text:p text:style-name="P5"><text:s text:c="8"/>b [ 1 ]. setBackground ( Color . WHITE );</text:p>
      <text:p text:style-name="P5"><text:soft-page-break/><text:s text:c="8"/>b [ 2 ]. setBackground ( Color . WHITE );</text:p>
      <text:p text:style-name="P5"><text:s text:c="8"/>}</text:p>
      <text:p text:style-name="P5"><text:s text:c="8"/>});</text:p>
      <text:p text:style-name="P5"><text:s text:c="8"/>b [ 1 ]. addActionListener ( new ActionListener (){</text:p>
      <text:p text:style-name="P5"><text:s text:c="8"/>public void actionPerformed ( ActionEvent e ){</text:p>
      <text:p text:style-name="P5"><text:s text:c="8"/>b [ 0 ]. setBackground ( Color . WHITE );</text:p>
      <text:p text:style-name="P5"><text:s text:c="8"/>b [ 1 ]. setBackground ( Color . YELLOW );</text:p>
      <text:p text:style-name="P5"><text:s text:c="8"/>b [ 2 ]. setBackground ( Color . WHITE );</text:p>
      <text:p text:style-name="P5"><text:s text:c="8"/>}</text:p>
      <text:p text:style-name="P5"><text:s text:c="8"/>});</text:p>
      <text:p text:style-name="P5"><text:s text:c="8"/>b [ 2 ]. addActionListener ( new ActionListener (){</text:p>
      <text:p text:style-name="P5"><text:s text:c="8"/>public void actionPerformed ( ActionEvent e ){</text:p>
      <text:p text:style-name="P5"><text:s text:c="8"/>b [ 0 ]. setBackground ( Color . WHITE );</text:p>
      <text:p text:style-name="P5"><text:s text:c="8"/>b [ 1 ]. setBackground ( Color . WHITE );</text:p>
      <text:p text:style-name="P5"><text:s text:c="8"/>b [ 2 ]. setBackground ( Color . RED );</text:p>
      <text:p text:style-name="P5"><text:s text:c="8"/>}</text:p>
      <text:p text:style-name="P5"><text:s text:c="8"/>});</text:p>
      <text:p text:style-name="P5"><text:s text:c="4"/>}</text:p>
      <text:p text:style-name="P5"><text:s text:c="4"/>public static void main ( String [] args ){</text:p>
      <text:p text:style-name="P5"><text:s text:c="4"/>new traffic ();</text:p>
      <text:p text:style-name="P5"><text:s text:c="4"/>}</text:p>
      <text:p text:style-name="P5">}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5T17:34:17.976000000</meta:creation-date>
    <dc:date>2022-03-03T19:49:36.971000000</dc:date>
    <meta:editing-duration>PT2H45M2S</meta:editing-duration>
    <meta:editing-cycles>14</meta:editing-cycles>
    <meta:generator>LibreOffice/7.3.0.3$Windows_X86_64 LibreOffice_project/0f246aa12d0eee4a0f7adcefbf7c878fc2238db3</meta:generator>
    <meta:document-statistic meta:table-count="0" meta:image-count="0" meta:object-count="0" meta:page-count="2" meta:paragraph-count="73" meta:word-count="496" meta:character-count="2586" meta:non-whitespace-character-count="1646"/>
  </office:meta>
</office:document-meta>
</file>